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800000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000099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fo:font-size="15pt" fo:font-weight="bold" fo:background-color="transparent" style:font-size-asian="15pt" style:font-weight-asian="bold" style:font-size-complex="15pt" style:font-weight-complex="bold"/>
    </style:style>
    <style:style style:name="P6" style:family="paragraph" style:parent-style-name="Standard">
      <style:paragraph-properties style:line-height-at-least="0.198in"/>
      <style:text-properties fo:color="#000000" fo:background-color="#ffffff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000000" style:font-name="Consolas" fo:font-size="10.5pt" fo:font-weight="normal" fo:background-color="#ffffff" style:font-size-asian="15pt" style:font-weight-asian="bold" style:font-size-complex="15pt" style:font-weight-complex="bold"/>
    </style:style>
    <style:style style:name="P8" style:family="paragraph" style:parent-style-name="Standard">
      <style:paragraph-properties style:line-height-at-least="0.198in" fo:background-color="#ffffff">
        <style:background-image/>
      </style:paragraph-properties>
      <style:text-properties fo:color="#000000" style:font-name="Consolas" fo:font-size="10.5pt" fo:font-weight="normal" fo:background-color="#ffffff"/>
    </style:style>
    <style:style style:name="P9" style:family="paragraph" style:parent-style-name="Standard">
      <style:paragraph-properties style:line-height-at-least="0.198in" fo:background-color="#ffffff">
        <style:background-image/>
      </style:paragraph-properties>
      <style:text-properties fo:color="#000000" fo:background-color="#ffffff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color="#000000" fo:font-size="15pt" fo:font-weight="bold" fo:background-color="#ffffff" style:font-size-asian="15pt" style:font-weight-asian="bold" style:font-size-complex="15pt" style:font-weight-complex="bold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color="#800000" fo:font-size="15pt" fo:font-weight="bold" fo:background-color="#ffffff" style:font-size-asian="15pt" style:font-weight-asian="bold" style:font-size-complex="15pt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color="#000099" fo:font-size="18pt" fo:font-weight="normal" style:font-size-asian="18pt" style:font-weight-asian="normal" style:font-size-complex="18pt" style:font-weight-complex="normal"/>
    </style:style>
    <style:style style:name="P14" style:family="paragraph" style:parent-style-name="Standard">
      <style:text-properties fo:color="#000099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EXAMPLE 1:</text:p>
      <text:p text:style-name="P4"/>
      <text:p text:style-name="P3">/**</text:p>
      <text:p text:style-name="P3"><text:s/>* Higher Order Component</text:p>
      <text:p text:style-name="P3"><text:s/>*/</text:p>
      <text:p text:style-name="P3"/>
      <text:p text:style-name="Standard">import React, { Component } from 'react';</text:p>
      <text:p text:style-name="Standard">import { connect } from 'react-redux';</text:p>
      <text:p text:style-name="Standard"/>
      <text:p text:style-name="Standard">export default ChildComponent =&gt; {</text:p>
      <text:p text:style-name="Standard"><text:s text:c="2"/>class ComposedComponent extends Component {</text:p>
      <text:p text:style-name="Standard"><text:s text:c="4"/>// Our component just got rendered</text:p>
      <text:p text:style-name="Standard"><text:s text:c="4"/>componentDidMount() {</text:p>
      <text:p text:style-name="Standard"><text:s text:c="6"/>this.shouldNavigateAway();</text:p>
      <text:p text:style-name="Standard"><text:s text:c="4"/>}</text:p>
      <text:p text:style-name="Standard"/>
      <text:p text:style-name="Standard"><text:s text:c="4"/>// Our component just got updated</text:p>
      <text:p text:style-name="Standard"><text:s text:c="4"/>componentDidUpdate() {</text:p>
      <text:p text:style-name="Standard"><text:s text:c="6"/>this.shouldNavigateAway();</text:p>
      <text:p text:style-name="Standard"><text:s text:c="4"/>}</text:p>
      <text:p text:style-name="Standard"/>
      <text:p text:style-name="Standard"><text:s text:c="4"/>shouldNavigateAway() {</text:p>
      <text:p text:style-name="Standard"><text:s text:c="6"/>if (!this.props.auth) {</text:p>
      <text:p text:style-name="Standard"><text:s text:c="8"/>this.props.history.push('/');</text:p>
      <text:p text:style-name="Standard"><text:s text:c="6"/>}</text:p>
      <text:p text:style-name="Standard"><text:s text:c="4"/>}</text:p>
      <text:p text:style-name="Standard"/>
      <text:p text:style-name="Standard"><text:s text:c="4"/>render() {</text:p>
      <text:p text:style-name="Standard"><text:s text:c="6"/>return &lt;ChildComponent {...this.props} /&gt;;</text:p>
      <text:p text:style-name="Standard"><text:s text:c="4"/>}</text:p>
      <text:p text:style-name="Standard"><text:s text:c="2"/>}</text:p>
      <text:p text:style-name="Standard"/>
      <text:p text:style-name="Standard"><text:s text:c="2"/>function mapStateToProps(state) {</text:p>
      <text:p text:style-name="Standard"><text:s text:c="4"/>return { auth: state.auth.authenticated };</text:p>
      <text:p text:style-name="Standard"><text:s text:c="2"/>}</text:p>
      <text:p text:style-name="Standard"/>
      <text:p text:style-name="Standard"><text:s text:c="2"/>return connect(mapStateToProps)(ComposedComponent);</text:p>
      <text:p text:style-name="Standard">};</text:p>
      <text:p text:style-name="Standard"/>
      <text:p text:style-name="P2">calling the HOC:</text:p>
      <text:p text:style-name="P1">export default requireAuth(Feature); <text:span text:style-name="T1">//feauture is react component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4">EXAMPLE 2:</text:p>
      <text:p text:style-name="P12"/>
      <text:p text:style-name="P3">/**</text:p>
      <text:p text:style-name="P3"><text:s/>* Higher Order Component</text:p>
      <text:p text:style-name="P3"><text:s/>*/</text:p>
      <text:p text:style-name="P12">const withClapAnimation = WrappedComponent =&gt; {</text:p>
      <text:p text:style-name="P12"><text:s text:c="2"/>class WithClapAnimation extends Component {</text:p>
      <text:p text:style-name="P12"><text:s text:c="4"/>animationTimeline = new mojs.Timeline()</text:p>
      <text:p text:style-name="P12"><text:s text:c="4"/>state = {</text:p>
      <text:p text:style-name="P12"><text:s text:c="6"/>animationTimeline: this.animationTimeline</text:p>
      <text:p text:style-name="P12"><text:s text:c="4"/>}</text:p>
      <text:p text:style-name="P12"/>
      <text:p text:style-name="P12"><text:s text:c="4"/>componentDidMount () {</text:p>
      <text:p text:style-name="P12"><text:s text:c="6"/>const scaleButton = new mojs.Html({</text:p>
      <text:p text:style-name="P12"><text:s text:c="8"/>el: '#clap',</text:p>
      <text:p text:style-name="P12"><text:s text:c="8"/>duration: 300,</text:p>
      <text:p text:style-name="P12"><text:s text:c="8"/>scale: { 1.3: 1 },</text:p>
      <text:p text:style-name="P12"><text:s text:c="8"/>easing: mojs.easing.ease.out</text:p>
      <text:p text:style-name="P12"><text:s text:c="6"/>})</text:p>
      <text:p text:style-name="P12"/>
      <text:p text:style-name="P12"><text:s text:c="6"/>const clap = document.getElementById('clap')</text:p>
      <text:p text:style-name="P12"><text:s text:c="6"/>clap.style.transform = 'scale(1,1)'</text:p>
      <text:p text:style-name="P12"/>
      <text:p text:style-name="P12"><text:s text:c="6"/>const newAnimationTimeline = this.animationTimeline.add([scaleButton])</text:p>
      <text:p text:style-name="P1"><text:span text:style-name="T1"><text:s text:c="6"/></text:span><text:span text:style-name="T4">this.setState({ animationTimeline: newAnimationTimeline })</text:span></text:p>
      <text:p text:style-name="P12"><text:s text:c="4"/>}</text:p>
      <text:p text:style-name="P12"/>
      <text:p text:style-name="P12"><text:s text:c="4"/>render () {</text:p>
      <text:p text:style-name="P12"><text:s text:c="6"/>return (</text:p>
      <text:p text:style-name="P12"><text:s text:c="8"/>&lt;WrappedComponent</text:p>
      <text:p text:style-name="P12"><text:s text:c="10"/>{...this.props}</text:p>
      <text:p text:style-name="P1"><text:span text:style-name="T1"><text:s text:c="10"/></text:span><text:span text:style-name="T2">animationTimeline={this.state.animationTimeline}</text:span></text:p>
      <text:p text:style-name="P12"><text:s text:c="8"/>/&gt;</text:p>
      <text:p text:style-name="P12"><text:s text:c="6"/>)</text:p>
      <text:p text:style-name="P12"><text:s text:c="4"/>}</text:p>
      <text:p text:style-name="P12"><text:s text:c="2"/>}</text:p>
      <text:p text:style-name="P12"><text:s text:c="2"/>return WithClapAnimation</text:p>
      <text:p text:style-name="P12">}</text:p>
      <text:p text:style-name="P3"/>
      <text:p text:style-name="P3">/**</text:p>
      <text:p text:style-name="P3"><text:s/>* Usage</text:p>
      <text:p text:style-name="P3"><text:s/>*/</text:p>
      <text:p text:style-name="P12"/>
      <text:p text:style-name="P12">const AnimatedMediumClap = withClapAnimation(MediumClap)</text:p>
      <text:p text:style-name="P12"><text:s text:c="2"/>return &lt;AnimatedMediumClap /&gt;</text:p>
      <text:p text:style-name="P12"/>
      <text:p text:style-name="P12"/>
      <text:p text:style-name="P12"/>
      <text:p text:style-name="P12"><text:soft-page-break/></text:p>
      <text:p text:style-name="P13">EXAMPLE 3:</text:p>
      <text:p text:style-name="P3">/**</text:p>
      <text:p text:style-name="P3"><text:s/>* Higher Order Component</text:p>
      <text:p text:style-name="P3"><text:s/>*/</text:p>
      <text:p text:style-name="P5"/>
      <text:p text:style-name="P7">import React from "react";</text:p>
      <text:p text:style-name="P9"/>
      <text:p text:style-name="P8">import { SpinnerOverlay, SpinnerContainer } from "./spinner.styles";</text:p>
      <text:p text:style-name="P9"/>
      <text:p text:style-name="P8">const WithSpinner = (WrappedComponent) =&gt; {</text:p>
      <text:p text:style-name="P9">  <text:span text:style-name="T3">const</text:span><text:span text:style-name="T3"> </text:span><text:span text:style-name="T3">Spinner</text:span><text:span text:style-name="T3"> = ({</text:span><text:span text:style-name="T3">isloading</text:span><text:span text:style-name="T3">,...</text:span><text:span text:style-name="T3">otherProps</text:span><text:span text:style-name="T3">}) </text:span><text:span text:style-name="T3">=&gt;</text:span><text:span text:style-name="T3"> {</text:span></text:p>
      <text:p text:style-name="P9">    <text:span text:style-name="T3">return</text:span><text:span text:style-name="T3"> </text:span><text:span text:style-name="T3">isloading</text:span><text:span text:style-name="T3"> ? (</text:span></text:p>
      <text:p text:style-name="P9">      <text:span text:style-name="T3">&lt;</text:span><text:span text:style-name="T3">SpinnerOverlay</text:span><text:span text:style-name="T3">&gt;</text:span></text:p>
      <text:p text:style-name="P9">        <text:span text:style-name="T3">&lt;</text:span><text:span text:style-name="T3">SpinnerContainer</text:span><text:span text:style-name="T3"> </text:span><text:span text:style-name="T3">/&gt;</text:span></text:p>
      <text:p text:style-name="P9">      <text:span text:style-name="T3">&lt;/</text:span><text:span text:style-name="T3">SpinnerOverlay</text:span><text:span text:style-name="T3">&gt;</text:span></text:p>
      <text:p text:style-name="P9">    <text:span text:style-name="T3">) : (</text:span></text:p>
      <text:p text:style-name="P9">      <text:span text:style-name="T3">&lt;</text:span><text:span text:style-name="T3">WrappedComponent</text:span><text:span text:style-name="T3">  </text:span><text:span text:style-name="T3">{</text:span><text:span text:style-name="T3">...</text:span><text:span text:style-name="T3">otherProps</text:span><text:span text:style-name="T3">}</text:span><text:span text:style-name="T3">/&gt;</text:span></text:p>
      <text:p text:style-name="P9">    <text:span text:style-name="T3">);</text:span></text:p>
      <text:p text:style-name="P9">  <text:span text:style-name="T3">};</text:span></text:p>
      <text:p text:style-name="P9">  <text:span text:style-name="T3">return</text:span><text:span text:style-name="T3"> </text:span><text:span text:style-name="T3">Spinner</text:span><text:span text:style-name="T3">;</text:span></text:p>
      <text:p text:style-name="P8">};</text:p>
      <text:p text:style-name="P9"/>
      <text:p text:style-name="P8">export default WithSpinner;</text:p>
      <text:p text:style-name="P8"/>
      <text:p text:style-name="P11"/>
      <text:p text:style-name="P11">Calling :</text:p>
      <text:p text:style-name="P11"/>
      <text:p text:style-name="P7">const CategoryWithSpinnerHOC = WithSpinner(Category);</text:p>
      <text:p text:style-name="P10"/>
      <text:p text:style-name="P10">  <text:span text:style-name="T3">&lt;</text:span><text:span text:style-name="T3">Route</text:span></text:p>
      <text:p text:style-name="P6">      <text:span text:style-name="T3">exact</text:span></text:p>
      <text:p text:style-name="P6">      <text:span text:style-name="T3">path</text:span><text:span text:style-name="T3">=</text:span><text:span text:style-name="T3">{</text:span><text:span text:style-name="T3">`</text:span><text:span text:style-name="T3">${</text:span><text:span text:style-name="T3">match</text:span><text:span text:style-name="T3">.</text:span><text:span text:style-name="T3">path</text:span><text:span text:style-name="T3">}</text:span><text:span text:style-name="T3">/:category`</text:span><text:span text:style-name="T3">}</text:span></text:p>
      <text:p text:style-name="P6">      <text:span text:style-name="T3">render</text:span><text:span text:style-name="T3">=</text:span><text:span text:style-name="T3">{</text:span><text:span text:style-name="T3">(</text:span><text:span text:style-name="T3">props</text:span><text:span text:style-name="T3">) </text:span><text:span text:style-name="T3">=&gt;</text:span><text:span text:style-name="T3"> (</text:span></text:p>
      <text:p text:style-name="P6">        <text:span text:style-name="T3">&lt;</text:span><text:span text:style-name="T3">CategoryWithSpinnerHOC</text:span><text:span text:style-name="T3"> </text:span><text:span text:style-name="T3">isloading</text:span><text:span text:style-name="T3">=</text:span><text:span text:style-name="T3">{</text:span><text:span text:style-name="T3">isloading</text:span><text:span text:style-name="T3">}</text:span><text:span text:style-name="T3"> </text:span><text:span text:style-name="T3">{</text:span><text:span text:style-name="T3">...</text:span><text:span text:style-name="T3">props</text:span><text:span text:style-name="T3">}</text:span><text:span text:style-name="T3"> </text:span><text:span text:style-name="T3">/&gt;</text:span></text:p>
      <text:p text:style-name="P6">      <text:span text:style-name="T3">)</text:span><text:span text:style-name="T3">}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35M51S</meta:editing-duration>
    <meta:editing-cycles>7</meta:editing-cycles>
    <meta:generator>OpenOffice/4.1.10$Win32 OpenOffice.org_project/4110m2$Build-9807</meta:generator>
    <dc:date>2022-01-08T00:36:53.45</dc:date>
    <meta:document-statistic meta:table-count="0" meta:image-count="0" meta:object-count="0" meta:page-count="3" meta:paragraph-count="97" meta:word-count="249" meta:character-count="2392"/>
    <meta:user-defined meta:name="Info 1"/>
    <meta:user-defined meta:name="Info 2"/>
    <meta:user-defined meta:name="Info 3"/>
    <meta:user-defined meta:name="Info 4"/>
  </office:meta>
</office:document-meta>
</file>